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9f73" officeooo:paragraph-rsid="000d9f73"/>
    </style:style>
    <style:style style:name="P2" style:family="paragraph" style:parent-style-name="Standard" style:list-style-name="L1">
      <style:text-properties officeooo:rsid="000d9f73" officeooo:paragraph-rsid="000d9f73"/>
    </style:style>
    <style:style style:name="P3" style:family="paragraph" style:parent-style-name="Standard" style:list-style-name="L1">
      <style:text-properties officeooo:rsid="000ea803" officeooo:paragraph-rsid="000ea803"/>
    </style:style>
    <style:style style:name="T1" style:family="text">
      <style:text-properties officeooo:rsid="000ea8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 Ling Meeting #1</text:p>
      <text:p text:style-name="P1"/>
      <text:p text:style-name="P1">What we want</text:p>
      <text:list xml:id="list1372964886" text:style-name="L1">
        <text:list-item>
          <text:p text:style-name="P2">Overview of comp ling</text:p>
        </text:list-item>
        <text:list-item>
          <text:p text:style-name="P2">All the things you can do with it</text:p>
        </text:list-item>
        <text:list-item>
          <text:p text:style-name="P2">Project ideas</text:p>
          <text:list>
            <text:list-item>
              <text:p text:style-name="P2">My projects from IHMC</text:p>
              <text:list>
                <text:list-item>
                  <text:p text:style-name="P2">BeSt, RealComm</text:p>
                </text:list-item>
              </text:list>
            </text:list-item>
            <text:list-item>
              <text:p text:style-name="P2">My project with Amanda</text:p>
              <text:list>
                <text:list-item>
                  <text:p text:style-name="P2">Coverage analysis of personality disorder terms</text:p>
                </text:list-item>
              </text:list>
            </text:list-item>
          </text:list>
        </text:list-item>
        <text:list-item>
          <text:p text:style-name="P2">Any other ideas?</text:p>
        </text:list-item>
        <text:list-item>
          <text:p text:style-name="P2">SIGN LANGUAGE GLOVE</text:p>
        </text:list-item>
        <text:list-item>
          <text:p text:style-name="P2">Levels of expertise from members</text:p>
          <text:list>
            <text:list-item>
              <text:p text:style-name="P2">Work sessions</text:p>
            </text:list-item>
          </text:list>
        </text:list-item>
        <text:list-item>
          <text:p text:style-name="P2">Neural networks for emotion recognition</text:p>
        </text:list-item>
        <text:list-item>
          <text:p text:style-name="P2">Github repo for <text:span text:style-name="T1">club</text:span></text:p>
          <text:list>
            <text:list-item>
              <text:p text:style-name="P3">Projects</text:p>
            </text:list-item>
            <text:list-item>
              <text:p text:style-name="P3">Documentation</text:p>
            </text:list-item>
            <text:list-item>
              <text:p text:style-name="P3">Tutorials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1:26:28.506248000</meta:creation-date>
    <dc:date>2017-08-31T12:05:06.149464000</dc:date>
    <meta:editing-duration>PT18M15S</meta:editing-duration>
    <meta:editing-cycles>1</meta:editing-cycles>
    <meta:document-statistic meta:table-count="0" meta:image-count="0" meta:object-count="0" meta:page-count="1" meta:paragraph-count="18" meta:word-count="78" meta:character-count="389" meta:non-whitespace-character-count="344"/>
    <meta:generator>LibreOffice/5.3.4.2$MacOSX_X86_64 LibreOffice_project/f82d347ccc0be322489bf7da61d7e4ad13fe2ff3</meta:generator>
  </office:meta>
</office:document-meta>
</file>